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3.67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min-height="1.613cm" fo:min-width="2.13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true" fo:min-height="1.985cm" fo:min-width="2.52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min-height="1.612cm" fo:min-width="1.69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min-height="0.773cm" fo:min-width="2.105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0.936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3.294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true" fo:min-height="0.773cm" fo:min-width="1.643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1.152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true" fo:min-height="3.292cm" fo:min-width="5.043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2.198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3.074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1.309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bbe0e3" draw:textarea-horizontal-align="left" draw:textarea-vertical-align="top" draw:auto-grow-height="true" fo:min-height="0.4cm" fo:min-width="2.024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1.426cm" fo:min-width="8.256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3.292cm" fo:min-width="5.834cm" fo:padding-top="0.13cm" fo:padding-bottom="0.13cm" fo:padding-left="0.25cm" fo:padding-right="0.25cm" fo:wrap-option="no-wrap" draw:shadow-color="#808080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start="Arrow" draw:marker-start-width="0.406cm" draw:marker-end="Arrow" draw:marker-end-width="0.406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159cm" svg:stroke-color="#000000" draw:stroke-linejoin="miter" svg:stroke-linecap="square" draw:fill="solid" draw:fill-color="#ff99cc" draw:opacity="67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none" draw:fill="none" draw:fill-color="#bbe0e3" draw:textarea-horizontal-align="left" draw:textarea-vertical-align="top" draw:auto-grow-height="true" fo:min-height="0.494cm" fo:min-width="1.071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3.758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draw:fill="none" draw:fill-color="#bbe0e3" draw:textarea-horizontal-align="left" draw:textarea-vertical-align="top" draw:auto-grow-height="true" fo:min-height="0.494cm" fo:min-width="2.784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none" draw:fill-color="#bbe0e3" draw:textarea-horizontal-align="left" draw:textarea-vertical-align="top" draw:auto-grow-height="true" fo:min-height="0.494cm" fo:min-width="3.212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bbe0e3" draw:textarea-horizontal-align="left" draw:textarea-vertical-align="top" draw:auto-grow-height="true" fo:min-height="1.333cm" fo:min-width="6.535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3.292cm" fo:min-width="5.834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3.675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2.664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3.294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3.239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3.375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draw:fill="none" draw:fill-color="#bbe0e3" draw:textarea-horizontal-align="left" draw:textarea-vertical-align="top" draw:auto-grow-height="true" fo:min-height="0.592cm" fo:min-width="6.91cm" fo:padding-top="0.13cm" fo:padding-bottom="0.13cm" fo:padding-left="0.25cm" fo:padding-right="0.25cm" fo:wrap-option="no-wrap" draw:shadow-color="#808080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425cm" style:use-optimal-column-width="false"/>
    </style:style>
    <style:style style:name="co2" style:family="table-column">
      <style:table-column-properties style:column-width="1.434cm" style:use-optimal-column-width="false"/>
    </style:style>
    <style:style style:name="co3" style:family="table-column">
      <style:table-column-properties style:column-width="2.755cm" style:use-optimal-column-width="false"/>
    </style:style>
    <style:style style:name="co4" style:family="table-column">
      <style:table-column-properties style:column-width="2.208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982cm"/>
    </style:style>
    <style:style style:name="ro3" style:family="table-row">
      <style:table-row-properties style:row-height="0.593cm"/>
    </style:style>
    <style:style style:name="ro4" style:family="table-row">
      <style:table-row-properties style:row-height="1.568cm"/>
    </style:style>
    <style:style style:name="ce1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0.54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23pt solid #000000" fo:border-top="0.54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0.54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0.23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0.23pt solid #000000" fo:border-bottom="0.2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0.23pt solid #000000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23pt solid #000000" fo:border-top="0.23pt solid #000000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0.23pt solid #000000" fo:border-bottom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54pt solid #000000" fo:border-right="0.23pt solid #000000" fo:border-top="none" fo:border-bottom="0.5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23pt solid #000000" fo:border-top="none" fo:border-bottom="0.5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123cm" fo:margin-bottom="0cm" fo:line-height="100%" fo:text-align="start" fo:text-indent="0cm" fo:border-left="0.23pt solid #000000" fo:border-right="0.54pt solid #000000" fo:border-top="none" fo:border-bottom="0.54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erif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align="center" fo:text-indent="0cm"/>
    </style:style>
    <style:style style:name="P7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10" style:family="paragraph">
      <style:text-properties fo:font-size="13.1999998092651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.123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7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font-size="19.8999996185303pt" style:font-size-asian="18pt" style:font-weight-asian="normal" style:font-size-complex="18pt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font-size="32pt" style:font-size-asian="10.5pt" style:font-size-complex="10.5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font-size="15pt" style:font-size-asian="15pt" style:font-size-complex="15pt"/>
    </style:style>
    <style:style style:name="P25" style:family="paragraph">
      <style:text-properties fo:font-size="24pt" style:font-size-asian="24pt" style:font-size-complex="24pt"/>
    </style:style>
    <style:style style:name="T1" style:family="text">
      <style:text-properties fo:font-size="8pt" fo:language="de" fo:country="DE" style:font-size-asian="8pt" style:font-size-complex="8pt"/>
    </style:style>
    <style:style style:name="T2" style:family="text">
      <style:text-properties fo:font-size="19.8999996185303pt" fo:language="de" fo:country="DE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style:font-name="Courier New1" fo:font-size="10pt" fo:language="de" fo:country="DE" style:font-size-asian="10pt" style:font-size-complex="10pt"/>
    </style:style>
    <style:style style:name="T6" style:family="text"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de" fo:country="DE" style:font-size-asian="10pt" style:font-size-complex="10pt"/>
    </style:style>
    <style:style style:name="T8" style:family="text">
      <style:text-properties fo:font-size="19.8999996185303pt" fo:language="de" fo:country="DE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Liberation Serif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size="14pt" fo:language="de" fo:country="DE" style:font-size-asian="14pt" style:font-size-complex="14pt"/>
    </style:style>
    <style:style style:name="T15" style:family="text">
      <style:text-properties fo:font-size="32pt" fo:language="de" fo:country="DE" style:font-size-asian="10.5pt" style:font-size-complex="10.5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Folie 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4.175cm" svg:height="0.66cm" svg:x="18.024cm" svg:y="10.281cm">
          <text:list text:style-name="L1">
            <text:list-header>
              <text:p text:style-name="P1"><text:span text:style-name="T1">Time-event3 („move …“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75cm" svg:height="0.66cm" svg:x="18.024cm" svg:y="4.769cm">
          <text:list text:style-name="L1">
            <text:list-header>
              <text:p text:style-name="P1"><text:span text:style-name="T1">Time-event1 („move …“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63cm" svg:height="1.873cm" svg:x="17.306cm" svg:y="2.182cm">
          <text:list text:style-name="L1">
            <text:list-header>
              <text:p text:style-name="P1"><text:span text:style-name="T2">LSS</text:span></text:p>
              <text:p text:style-name="P1"><text:span text:style-name="T1">(singleton in</text:span></text:p>
              <text:p text:style-name="P1"><text:span text:style-name="T1">app-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02cm" svg:height="2.245cm" svg:x="20.451cm" svg:y="2.12cm">
          <text:list text:style-name="L1">
            <text:list-header>
              <text:p text:style-name="P1"><text:span text:style-name="T2">NPC1</text:span></text:p>
              <text:p text:style-name="P1"><text:span text:style-name="T1">(one of many</text:span></text:p>
              <text:p text:style-name="P1"><text:span text:style-name="T1">npcs, each in</text:span></text:p>
              <text:p text:style-name="P1"><text:span text:style-name="T1">it‘s own 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98cm" svg:height="1.872cm" svg:x="23.761cm" svg:y="2.12cm">
          <text:list text:style-name="L1">
            <text:list-header>
              <text:p text:style-name="P1"><text:span text:style-name="T2">WT</text:span></text:p>
              <text:p text:style-name="P1"><text:span text:style-name="T1">(worker</text:span></text:p>
              <text:p text:style-name="P1"><text:span text:style-name="T1">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18.248cm" svg:y1="4.544cm" svg:x2="18.248cm" svg:y2="13.367cm">
          <text:p/>
        </draw:line>
        <draw:line draw:style-name="gr5" draw:text-style-name="P3" draw:layer="layout" svg:x1="21.772cm" svg:y1="4.544cm" svg:x2="21.772cm" svg:y2="13.367cm">
          <text:p/>
        </draw:line>
        <draw:line draw:style-name="gr6" draw:text-style-name="P3" draw:layer="layout" svg:x1="18.248cm" svg:y1="5.43cm" svg:x2="21.772cm" svg:y2="5.43cm">
          <text:p/>
        </draw:line>
        <draw:line draw:style-name="gr6" draw:text-style-name="P3" draw:layer="layout" svg:x1="18.248cm" svg:y1="6.31cm" svg:x2="21.772cm" svg:y2="6.31cm">
          <text:p/>
        </draw:line>
        <draw:line draw:style-name="gr6" draw:text-style-name="P3" draw:layer="layout" svg:x1="15.982cm" svg:y1="8.075cm" svg:x2="21.772cm" svg:y2="8.075cm">
          <text:p/>
        </draw:line>
        <draw:line draw:style-name="gr6" draw:text-style-name="P3" draw:layer="layout" svg:x1="21.772cm" svg:y1="5.648cm" svg:x2="24.64cm" svg:y2="5.648cm">
          <text:p/>
        </draw:line>
        <draw:line draw:style-name="gr5" draw:text-style-name="P3" draw:layer="layout" svg:x1="24.64cm" svg:y1="5.648cm" svg:x2="24.64cm" svg:y2="6.971cm">
          <text:p/>
        </draw:line>
        <draw:line draw:style-name="gr5" draw:text-style-name="P3" draw:layer="layout" svg:x1="24.416cm" svg:y1="6.971cm" svg:x2="24.858cm" svg:y2="6.971cm">
          <text:p/>
        </draw:line>
        <draw:line draw:style-name="gr5" draw:text-style-name="P3" draw:layer="layout" svg:x1="24.416cm" svg:y1="5.648cm" svg:x2="24.858cm" svg:y2="5.648cm">
          <text:p/>
        </draw:line>
        <draw:line draw:style-name="gr6" draw:text-style-name="P3" draw:layer="layout" svg:x1="21.772cm" svg:y1="7.194cm" svg:x2="24.64cm" svg:y2="7.194cm">
          <text:p/>
        </draw:line>
        <draw:line draw:style-name="gr5" draw:text-style-name="P3" draw:layer="layout" svg:x1="24.64cm" svg:y1="7.193cm" svg:x2="24.64cm" svg:y2="8.074cm">
          <text:p/>
        </draw:line>
        <draw:line draw:style-name="gr5" draw:text-style-name="P3" draw:layer="layout" svg:x1="24.416cm" svg:y1="8.074cm" svg:x2="24.858cm" svg:y2="8.074cm">
          <text:p/>
        </draw:line>
        <draw:line draw:style-name="gr5" draw:text-style-name="P3" draw:layer="layout" svg:x1="24.416cm" svg:y1="7.193cm" svg:x2="24.858cm" svg:y2="7.193cm">
          <text:p/>
        </draw:line>
        <draw:line draw:style-name="gr6" draw:text-style-name="P3" draw:layer="layout" svg:x1="21.772cm" svg:y1="8.075cm" svg:x2="24.64cm" svg:y2="8.075cm">
          <text:p/>
        </draw:line>
        <draw:custom-shape draw:style-name="gr7" draw:text-style-name="P2" draw:layer="layout" svg:width="2.605cm" svg:height="1.033cm" svg:x="15.983cm" svg:y="7.193cm">
          <text:list text:style-name="L1">
            <text:list-header>
              <text:p text:style-name="P1"><text:span text:style-name="T1">Story-event</text:span></text:p>
              <text:p text:style-name="P1"><text:span text:style-name="T1">(immediat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436cm" svg:height="0.66cm" svg:x="22.214cm" svg:y="7.413cm">
          <text:list text:style-name="L1">
            <text:list-header>
              <text:p text:style-name="P1"><text:span text:style-name="T3">k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3.794cm" svg:height="0.66cm" svg:x="18.024cm" svg:y="5.648cm">
          <text:list text:style-name="L1">
            <text:list-header>
              <text:p text:style-name="P1"><text:span text:style-name="T3">Time-event2 („do …“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14cm" svg:y1="4.544cm" svg:x2="14cm" svg:y2="13.367cm">
          <text:p/>
        </draw:line>
        <draw:custom-shape draw:style-name="gr10" draw:text-style-name="P2" draw:layer="layout" svg:width="2.143cm" svg:height="1.033cm" svg:x="13.12cm" svg:y="13.368cm">
          <text:list text:style-name="L1">
            <text:list-header>
              <text:p text:style-name="P1"><text:span text:style-name="T1">In-game</text:span></text:p>
              <text:p text:style-name="P1"><text:span text:style-name="T1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652cm" svg:height="0.66cm" svg:x="13.781cm" svg:y="4.986cm">
          <text:list text:style-name="L1">
            <text:list-header>
              <text:p text:style-name="P1"><text:span text:style-name="T3">8: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543cm" svg:height="3.552cm" svg:x="4.297cm" svg:y="6.752cm">
          <text:list text:style-name="L1">
            <text:list-header>
              <text:p text:style-name="P1"><text:span text:style-name="T4">Lifescript (LS) for „NPC1“:</text:span></text:p>
            </text:list-header>
          </text:list>
          <text:list text:style-name="L2">
            <text:list-header>
              <text:p text:style-name="P4"><text:span text:style-name="T5"/></text:p>
              <text:p text:style-name="P4"><text:span text:style-name="T5">@8:00</text:span></text:p>
              <text:p text:style-name="P4"><text:span text:style-name="T5">move to_work</text:span></text:p>
              <text:p text:style-name="P4"><text:span text:style-name="T5">do busy_animation</text:span></text:p>
              <text:p text:style-name="P4"><text:span text:style-name="T5">@12:00</text:span></text:p>
              <text:p text:style-name="P4"><text:span text:style-name="T5">move to_cant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698cm" svg:height="0.66cm" svg:x="22.214cm" svg:y="4.987cm">
          <text:list text:style-name="L1">
            <text:list-header>
              <text:p text:style-name="P1"><text:span text:style-name="T1">WT for t‘ev‘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698cm" svg:height="0.66cm" svg:x="22.214cm" svg:y="6.533cm">
          <text:list text:style-name="L1">
            <text:list-header>
              <text:p text:style-name="P1"><text:span text:style-name="T1">WT for t‘ev‘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21.772cm" svg:y1="8.292cm" svg:x2="22.214cm" svg:y2="8.292cm">
          <text:p/>
        </draw:line>
        <draw:line draw:style-name="gr5" draw:text-style-name="P3" draw:layer="layout" svg:x1="22.214cm" svg:y1="8.292cm" svg:x2="22.214cm" svg:y2="8.953cm">
          <text:p/>
        </draw:line>
        <draw:line draw:style-name="gr6" draw:text-style-name="P3" draw:layer="layout" svg:x1="22.213cm" svg:y1="8.954cm" svg:x2="21.771cm" svg:y2="8.954cm">
          <text:p/>
        </draw:line>
        <draw:custom-shape draw:style-name="gr14" draw:text-style-name="P2" draw:layer="layout" svg:width="3.574cm" svg:height="0.66cm" svg:x="22.434cm" svg:y="8.293cm">
          <text:list text:style-name="L1">
            <text:list-header>
              <text:p text:style-name="P1"><text:span text:style-name="T1">process story-ev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.809cm" svg:height="0.66cm" svg:x="14cm" svg:y="10.5cm">
          <text:list text:style-name="L1">
            <text:list-header>
              <text:p text:style-name="P1"><text:span text:style-name="T3">12: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18.248cm" svg:y1="10.942cm" svg:x2="21.772cm" svg:y2="10.942cm">
          <text:p/>
        </draw:line>
        <draw:line draw:style-name="gr6" draw:text-style-name="P3" draw:layer="layout" svg:x1="21.772cm" svg:y1="11.161cm" svg:x2="24.64cm" svg:y2="11.161cm">
          <text:p/>
        </draw:line>
        <draw:line draw:style-name="gr5" draw:text-style-name="P3" draw:layer="layout" svg:x1="24.64cm" svg:y1="11.161cm" svg:x2="24.64cm" svg:y2="12.483cm">
          <text:p/>
        </draw:line>
        <draw:line draw:style-name="gr5" draw:text-style-name="P3" draw:layer="layout" svg:x1="24.416cm" svg:y1="12.482cm" svg:x2="24.858cm" svg:y2="12.482cm">
          <text:p/>
        </draw:line>
        <draw:line draw:style-name="gr5" draw:text-style-name="P3" draw:layer="layout" svg:x1="24.416cm" svg:y1="11.161cm" svg:x2="24.858cm" svg:y2="11.161cm">
          <text:p/>
        </draw:line>
        <draw:custom-shape draw:style-name="gr13" draw:text-style-name="P2" draw:layer="layout" svg:width="2.698cm" svg:height="0.66cm" svg:x="22.214cm" svg:y="10.5cm">
          <text:list text:style-name="L1">
            <text:list-header>
              <text:p text:style-name="P1"><text:span text:style-name="T1">WT for t‘ev‘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5" draw:layer="layout" svg:width="1.765cm" svg:height="12.348cm" svg:x="9.59cm" svg:y="2.34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2" draw:layer="layout" svg:width="2.524cm" svg:height="0.66cm" svg:x="18.909cm" svg:y="9.396cm">
          <text:list text:style-name="L1">
            <text:list-header>
              <text:p text:style-name="P1"><text:span text:style-name="T1">. . . Idle . .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8.756cm" svg:height="1.686cm" svg:x="3.635cm" svg:y="16.013cm">
          <text:list text:style-name="L3">
            <text:list-item>
              <text:p text:style-name="P1"><text:span text:style-name="T6">class NPC1 extends LSI</text:span></text:p>
            </text:list-item>
            <text:list-item>
              <text:p text:style-name="P1"><text:span text:style-name="T7">LSI has prioritized FIFO Queue</text:span></text:p>
            </text:list-item>
            <text:list-item>
              <text:p text:style-name="P1"><text:span text:style-name="T7">Prio(story-event immediate) &gt; Prio(Time-even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7" draw:layer="layout" svg:width="26.902cm" svg:height="1.128cm" svg:x="0.549cm" svg:y="0.578cm">
          <text:list text:style-name="L1">
            <text:list-header>
              <text:p text:style-name="P6"><text:span text:style-name="T8">Anatomy of a Life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63cm" svg:height="1.873cm" svg:x="14.88cm" svg:y="2.119cm">
          <text:list text:style-name="L1">
            <text:list-header>
              <text:p text:style-name="P1"><text:span text:style-name="T2">ST</text:span></text:p>
              <text:p text:style-name="P1"><text:span text:style-name="T1">(singleton in</text:span></text:p>
              <text:p text:style-name="P1"><text:span text:style-name="T1">app-thread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15.982cm" svg:y1="4.544cm" svg:x2="15.982cm" svg:y2="13.367cm">
          <text:p/>
        </draw:line>
        <draw:custom-shape draw:style-name="gr20" draw:text-style-name="P9" draw:layer="layout" svg:width="5.925cm" svg:height="1.765cm" svg:x="17.553cm" svg:y="14.247cm">
          <text:list text:style-name="L1">
            <text:list-header>
              <text:p text:style-name="P8"><text:span text:style-name="T7">For example, Player says „follow me until i say otherwise“</text:span></text:p>
            </text:list-header>
          </text:list>
          <draw:enhanced-geometry svg:viewBox="0 0 21600 21600" draw:type="line-callout-2" draw:modifiers="-2270.80661491731 -73618.5730464326 -1152 4284 -769.08538643267 3877.23669309173 709 135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2" draw:layer="layout" svg:width="6.334cm" svg:height="3.552cm" svg:x="21.276cm" svg:y="17.116cm">
          <text:list text:style-name="L3">
            <text:list-item>
              <text:p text:style-name="P1"><text:span text:style-name="T7">ST = Story-Tracker</text:span></text:p>
            </text:list-item>
            <text:list-item>
              <text:p text:style-name="P1"><text:span text:style-name="T7">LSS = LifeScript Scheduler</text:span></text:p>
            </text:list-item>
            <text:list-item>
              <text:p text:style-name="P1"><text:span text:style-name="T7">LSI = LifeScript Interpreter</text:span></text:p>
            </text:list-item>
            <text:list-item>
              <text:p text:style-name="P1"><text:span text:style-name="T7">NPC = non-player character</text:span></text:p>
            </text:list-item>
            <text:list-item>
              <text:p text:style-name="P1"><text:span text:style-name="T7">WT = worker thread (disposable)</text:span></text:p>
            </text:list-item>
            <text:list-item>
              <text:p text:style-name="P1"><text:span text:style-name="T7">LS = lifescript</text:span></text:p>
            </text:list-item>
            <text:list-item>
              <text:p text:style-name="P1"><text:span text:style-name="T7">SG = scene grap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2" draw:layer="layout" svg:width="8.094cm" svg:height="10.476cm" svg:x="6.746cm" svg:y="2.123cm" draw:page-number="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vents</text:p>
          </draw:text-box>
        </draw:frame>
        <draw:custom-shape draw:style-name="gr23" draw:text-style-name="P12" xml:id="id3" draw:id="id3" draw:layer="layout" svg:width="6.858cm" svg:height="5.334cm" svg:x="2.54cm" svg:y="4.318cm">
          <text:p text:style-name="P11"><text:span text:style-name="T9">Story-Tracker</text:span></text:p>
          <text:p text:style-name="P11"><text:span text:style-name="T9"/></text:p>
          <text:p text:style-name="P11"><text:span text:style-name="T9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2" draw:id="id2" draw:layer="layout" svg:width="6.858cm" svg:height="5.334cm" svg:x="14.986cm" svg:y="11.43cm">
          <text:p text:style-name="P11"><text:span text:style-name="T9">NPC</text:span></text:p>
          <text:p text:style-name="P11"><text:span text:style-name="T9">extends L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4" draw:id="id4" draw:layer="layout" svg:width="6.858cm" svg:height="5.334cm" svg:x="1.016cm" svg:y="11.684cm">
          <text:p text:style-name="P11"><text:span text:style-name="T9">P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1" draw:id="id1" draw:layer="layout" svg:width="6.858cm" svg:height="5.334cm" svg:x="18.542cm" svg:y="4.064cm">
          <text:p text:style-name="P11"><text:span text:style-name="T9">Lifescript-</text:span></text:p>
          <text:p text:style-name="P11"><text:span text:style-name="T9">Scheduler</text:span></text:p>
          <text:p text:style-name="P11"><text:span text:style-name="T9"/></text:p>
          <text:p text:style-name="P11"><text:span text:style-name="T9">L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draw:type="curve" svg:x1="25.4cm" svg:y1="6.731cm" svg:x2="21.844cm" svg:y2="14.097cm" draw:start-shape="id1" draw:start-glue-point="10" draw:end-shape="id2" draw:end-glue-point="10" svg:d="m25400 6731c753 0 2531 7366-3556 7366" svg:viewBox="0 0 4390 7367">
          <text:p text:style-name="P11">Time-event</text:p>
          <text:p text:style-name="P11">(always std-prio)</text:p>
        </draw:connector>
        <draw:connector draw:style-name="gr25" draw:text-style-name="P11" draw:layer="layout" draw:type="curve" svg:x1="9.398cm" svg:y1="6.985cm" svg:x2="14.986cm" svg:y2="14.097cm" draw:start-shape="id3" draw:start-glue-point="10" draw:end-shape="id2" svg:d="m9398 6985c4192 0 1399 7112 5588 7112" svg:viewBox="0 0 5589 7113">
          <text:p text:style-name="P11">Story-event</text:p>
          <text:p text:style-name="P11">(std-prio or immediate)</text:p>
        </draw:connector>
        <draw:connector draw:style-name="gr24" draw:text-style-name="P11" draw:layer="layout" draw:type="curve" svg:x1="4.445cm" svg:y1="17.018cm" svg:x2="15.99cm" svg:y2="15.983cm" draw:start-shape="id4" draw:end-shape="id2" draw:end-glue-point="7" svg:d="m4445 17018c0 753 11545 1270 11545-1035" svg:viewBox="0 0 11546 1674">
          <text:p text:style-name="P11">Story-event</text:p>
          <text:p text:style-name="P11">(std-prio or immediate)</text:p>
        </draw:connector>
        <draw:frame draw:style-name="gr26" draw:text-style-name="P13" draw:layer="layout" svg:width="1.488cm" svg:height="0.962cm" svg:x="21.901cm" svg:y="12.954cm">
          <draw:text-box>
            <text:p><text:span text:style-name="T9">1,N</text:span></text:p>
          </draw:text-box>
        </draw:frame>
        <draw:frame draw:style-name="gr26" draw:text-style-name="P13" draw:layer="layout" svg:width="0.853cm" svg:height="0.962cm" svg:x="15.494cm" svg:y="16.764cm">
          <draw:text-box>
            <text:p><text:span text:style-name="T9">1</text:span></text:p>
          </draw:text-box>
        </draw:frame>
        <draw:frame draw:style-name="gr26" draw:text-style-name="P13" draw:layer="layout" svg:width="1.488cm" svg:height="0.962cm" svg:x="13.498cm" svg:y="12.7cm">
          <draw:text-box>
            <text:p><text:span text:style-name="T9">1,N</text:span></text:p>
          </draw:text-box>
        </draw:frame>
        <draw:connector draw:style-name="gr27" draw:text-style-name="P11" draw:layer="layout" draw:type="curve" svg:x1="2.54cm" svg:y1="6.985cm" svg:x2="2.02cm" svg:y2="12.465cm" draw:start-shape="id3" draw:start-glue-point="6" draw:end-shape="id4" draw:end-glue-point="5" svg:d="m2540 6985c-347 0-520 1826-520 5480" svg:viewBox="0 0 521 5481">
          <text:p text:style-name="P11">?</text:p>
        </draw:connector>
        <presentation:notes draw:style-name="dp2">
          <draw:page-thumbnail draw:style-name="gr22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NPC <text:s/>&lt;-(0,N)------(0,1)-&gt; lifescript-file</text:p>
              </text:list-item>
              <text:list-item>
                <text:p>LSS has a game-time clock</text:p>
              </text:list-item>
              <text:list-item>
                <text:p>At init-time reads data from lifescript files </text:p>
              </text:list-item>
              <text:list-item>
                <text:p>And builds this data-stucture:</text:p>
                <text:list>
                  <text:list-item>
                    <text:p>{ time, {npc-id, [events]} }</text:p>
                  </text:list-item>
                  <text:list-item>
                    <text:p>(note: []=vector, {}=map)</text:p>
                  </text:list-item>
                </text:list>
              </text:list-item>
              <text:list-item>
                <text:p>At runtime, looks up current time in data-structure and sends events to npc</text:p>
              </text:list-item>
            </text:list>
          </draw:text-box>
        </draw:frame>
        <presentation:notes draw:style-name="dp2">
          <draw:page-thumbnail draw:style-name="gr2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3T11">
        <office:forms form:automatic-focus="false" form:apply-design-mode="false"/>
        <draw:custom-shape draw:style-name="gr28" draw:text-style-name="P5" draw:layer="layout" svg:width="9.921cm" svg:height="12.557cm" svg:x="17.747cm" svg:y="3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xml:id="id5" draw:id="id5" draw:layer="layout" svg:width="2.645cm" svg:height="2.645cm" svg:x="6.065cm" svg:y="6.09cm">
          <text:list text:style-name="L1">
            <text:list-header>
              <text:p text:style-name="P8"><text:span text:style-name="T10">NPC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6" draw:id="id6" draw:layer="layout" svg:width="2.426cm" svg:height="2.426cm" svg:x="13.119cm" svg:y="8.516cm">
          <text:list text:style-name="L1">
            <text:list-header>
              <text:p text:style-name="P8"><text:span text:style-name="T7">blacksmith's</text:span></text:p>
              <text:p text:style-name="P8"><text:span text:style-name="T7">sho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8.71cm" svg:y1="7.413cm" svg:x2="14.332cm" svg:y2="8.516cm" draw:start-shape="id5" draw:start-glue-point="10" draw:end-shape="id6" draw:end-glue-point="4" svg:d="m8710 7413c3748 0 5622 367 5622 1103" svg:viewBox="0 0 5623 1104">
          <text:p/>
        </draw:connector>
        <draw:custom-shape draw:style-name="gr31" draw:text-style-name="P2" draw:layer="layout" svg:width="2.025cm" svg:height="0.754cm" svg:x="10.693cm" svg:y="6.971cm">
          <text:list text:style-name="L1">
            <text:list-header>
              <text:p text:style-name="P1"><text:span text:style-name="T7">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draw:layer="layout" svg:width="14.111cm" svg:height="4.018cm" svg:x="0.768cm" svg:y="15.132cm">
          <text:list text:style-name="L3">
            <text:list-item>
              <text:p text:style-name="P1"><text:span text:style-name="T7">LSI operates on (reads/writes) IGOG</text:span></text:p>
            </text:list-item>
            <text:list-item>
              <text:p text:style-name="P1"><text:span text:style-name="T7">LSI asks IGOG „where is the location of the work of NPC1?“</text:span></text:p>
            </text:list-item>
            <text:list-item>
              <text:p text:style-name="P1"><text:span text:style-name="T7">IGOG returns id of blacksmith's shop</text:span></text:p>
            </text:list-item>
            <text:list-item>
              <text:p text:style-name="P1"><text:span text:style-name="T7">LSI asks scene-graph (SG) for spatial coordinates of blacksmith's shop per id</text:span></text:p>
            </text:list-item>
            <text:list-item>
              <text:p text:style-name="P1"><text:span text:style-name="T7">LSI creates worker-thread for moving</text:span></text:p>
            </text:list-item>
            <text:list-item>
              <text:p text:style-name="P1"><text:span text:style-name="T7">Worker-thread operates on (reads/writes) SG, does pathfinding, collision detection and terminates when destination reached</text:span></text:p>
            </text:list-item>
            <text:list-item>
              <text:p text:style-name="P1"><text:span text:style-name="T7">SG is maintained by 3d-engine</text:span></text:p>
            </text:list-item>
          </text:list>
          <draw:enhanced-geometry svg:viewBox="0 0 21600 21600" draw:type="mso-spt202" draw:enhanced-path="M 0 0 L 21600 0 21600 21600 0 21600 0 0 Z N"/>
        </draw:custom-shape>
        <draw:connector draw:style-name="gr30" draw:text-style-name="P3" draw:layer="layout" draw:type="curve" svg:x1="7.388cm" svg:y1="8.735cm" svg:x2="9.284cm" svg:y2="11.516cm" draw:start-shape="id5" draw:start-glue-point="8" draw:end-shape="id7" draw:end-glue-point="5" svg:d="m7388 8735c0 1819 1896 429 1896 2781" svg:viewBox="0 0 1897 2782">
          <text:p/>
        </draw:connector>
        <draw:custom-shape draw:style-name="gr29" draw:text-style-name="P9" xml:id="id7" draw:id="id7" draw:layer="layout" svg:width="2.426cm" svg:height="2.426cm" svg:x="8.929cm" svg:y="11.161cm">
          <text:list text:style-name="L1">
            <text:list-header>
              <text:p text:style-name="P8"><text:span text:style-name="T10">NPC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3.579cm" svg:height="0.754cm" svg:x="5.405cm" svg:y="9.62cm">
          <text:list text:style-name="L1">
            <text:list-header>
              <text:p text:style-name="P1"><text:span text:style-name="T7">relation: spo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" draw:layer="layout" svg:width="3.968cm" svg:height="0.754cm" svg:x="7.165cm" svg:y="4.987cm">
          <text:list text:style-name="L1">
            <text:list-header>
              <text:p text:style-name="P1"><text:span text:style-name="T7">relation: friend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xml:id="id8" draw:id="id8" draw:layer="layout" svg:width="2.426cm" svg:height="2.426cm" svg:x="10.913cm" svg:y="3.222cm">
          <text:list text:style-name="L1">
            <text:list-header>
              <text:p text:style-name="P8"><text:span text:style-name="T10">NPC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8.323cm" svg:y1="6.477cm" svg:x2="11.268cm" svg:y2="5.293cm" draw:start-shape="id5" draw:start-glue-point="11" draw:end-shape="id8" draw:end-glue-point="7" svg:d="m8323 6477c2232 0 760-1184 2945-1184" svg:viewBox="0 0 2946 1185">
          <text:p/>
        </draw:connector>
        <draw:custom-shape draw:style-name="gr19" draw:text-style-name="P7" draw:layer="layout" svg:width="26.903cm" svg:height="1.128cm" svg:x="0.548cm" svg:y="0.578cm">
          <text:list text:style-name="L1">
            <text:list-header>
              <text:p text:style-name="P6"><text:span text:style-name="T8">In-Game-Object-Graph (IGOG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8.821cm" svg:height="7.111cm" svg:x="18.409cm" svg:y="6.0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15"><text:span text:style-name="T11">L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IGOG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5"><text:span text:style-name="T11">SG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2">
                  <text:list-header>
                    <text:p text:style-name="P15"><text:span text:style-name="T11">LSS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2">ro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2">
                  <text:list-header>
                    <text:p text:style-name="P15"><text:span text:style-name="T11">LSI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2">ro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2">
                  <text:list-header>
                    <text:p text:style-name="P15"><text:span text:style-name="T11">W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</table:table-row>
            <table:table-row table:style-name="ro2" table:default-cell-style-name="ce8">
              <table:table-cell table:style-name="ce7">
                <text:list text:continue-numbering="true" text:style-name="L2">
                  <text:list-header>
                    <text:p text:style-name="P15"><text:span text:style-name="T12">Player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  <table:table-cell table:style-name="ce9"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</table:table-row>
            <table:table-row table:style-name="ro3" table:default-cell-style-name="ce10">
              <table:table-cell>
                <text:list text:style-name="L1">
                  <text:list-header>
                    <text:p text:style-name="P16"><text:span text:style-name="T12"><text:s/></text:span><text:span text:style-name="T12">ST</text:span></text:p>
                  </text:list-header>
                </text:list>
              </table:table-cell>
              <table:table-cell>
                <text:p text:style-name="P17"><text:span text:style-name="T13">-</text:span></text:p>
              </table:table-cell>
              <table:table-cell>
                <text:p text:style-name="P16"><text:span text:style-name="T13">rw</text:span></text:p>
              </table:table-cell>
              <table:table-cell>
                <text:p text:style-name="P16"><text:span text:style-name="T13">ro</text:span></text:p>
              </table:table-cell>
            </table:table-row>
            <table:table-row table:style-name="ro4" table:default-cell-style-name="ce12">
              <table:table-cell table:style-name="ce11">
                <text:list text:style-name="L2">
                  <text:list-header>
                    <text:p text:style-name="P15"><text:span text:style-name="T12">3D</text:span></text:p>
                    <text:p text:style-name="P15"><text:span text:style-name="T12">Engin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5"><text:span text:style-name="T11">-</text:span></text:p>
                  </text:list-header>
                </text:list>
              </table:table-cell>
              <table:table-cell table:style-name="ce13">
                <text:list text:continue-numbering="true" text:style-name="L2">
                  <text:list-header>
                    <text:p text:style-name="P15"><text:span text:style-name="T12">rw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5" draw:text-style-name="P2" draw:layer="layout" svg:width="7.035cm" svg:height="1.593cm" svg:x="19.896cm" svg:y="3.665cm">
          <text:list text:style-name="L1">
            <text:list-header>
              <text:p text:style-name="P1"><text:span text:style-name="T14">Which „manager“ operates</text:span></text:p>
              <text:p text:style-name="P1"><text:span text:style-name="T14">on which „datastructure“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6.334cm" svg:height="3.552cm" svg:x="21.276cm" svg:y="17.116cm">
          <text:list text:style-name="L3">
            <text:list-item>
              <text:p text:style-name="P1"><text:span text:style-name="T7">ST = Story-Tracker</text:span></text:p>
            </text:list-item>
            <text:list-item>
              <text:p text:style-name="P1"><text:span text:style-name="T7">LSS = LifeScript Scheduler</text:span></text:p>
            </text:list-item>
            <text:list-item>
              <text:p text:style-name="P1"><text:span text:style-name="T7">LSI = LifeScript Interpreter</text:span></text:p>
            </text:list-item>
            <text:list-item>
              <text:p text:style-name="P1"><text:span text:style-name="T7">NPC = non-player character</text:span></text:p>
            </text:list-item>
            <text:list-item>
              <text:p text:style-name="P1"><text:span text:style-name="T7">WT = worker thread (disposable)</text:span></text:p>
            </text:list-item>
            <text:list-item>
              <text:p text:style-name="P1"><text:span text:style-name="T7">LS = lifescript</text:span></text:p>
            </text:list-item>
            <text:list-item>
              <text:p text:style-name="P1"><text:span text:style-name="T7">SG = scene grap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2" draw:layer="layout" svg:width="8.094cm" svg:height="10.476cm" svg:x="6.746cm" svg:y="2.123cm" draw:page-number="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>
        <office:forms form:automatic-focus="false" form:apply-design-mode="false"/>
        <draw:custom-shape draw:style-name="gr37" draw:text-style-name="P18" draw:layer="layout" svg:width="4.175cm" svg:height="0.852cm" svg:x="6.881cm" svg:y="8.229cm">
          <text:list text:style-name="L1">
            <text:list-header>
              <text:p text:style-name="P1"><text:span text:style-name="T1">M5 prio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8" draw:layer="layout" svg:width="4.175cm" svg:height="0.852cm" svg:x="6.881cm" svg:y="4.102cm">
          <text:list text:style-name="L1">
            <text:list-header>
              <text:p text:style-name="P1"><text:span text:style-name="T1">M1 <text:s/>prio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2.63cm" svg:height="1.873cm" svg:x="6.163cm" svg:y="1.515cm">
          <text:list text:style-name="L1">
            <text:list-header>
              <text:p text:style-name="P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3" draw:layer="layout" svg:x1="7.105cm" svg:y1="3.877cm" svg:x2="7.105cm" svg:y2="12.7cm">
          <text:p/>
        </draw:line>
        <draw:line draw:style-name="gr5" draw:text-style-name="P3" draw:layer="layout" svg:x1="10.629cm" svg:y1="3.877cm" svg:x2="10.629cm" svg:y2="12.7cm">
          <text:p/>
        </draw:line>
        <draw:line draw:style-name="gr6" draw:text-style-name="P3" draw:layer="layout" svg:x1="7.105cm" svg:y1="4.763cm" svg:x2="10.629cm" svg:y2="4.763cm">
          <text:p/>
        </draw:line>
        <draw:line draw:style-name="gr6" draw:text-style-name="P3" draw:layer="layout" svg:x1="7.105cm" svg:y1="5.643cm" svg:x2="10.629cm" svg:y2="5.643cm">
          <text:p/>
        </draw:line>
        <draw:line draw:style-name="gr6" draw:text-style-name="P3" draw:layer="layout" svg:x1="10.629cm" svg:y1="4.981cm" svg:x2="13.497cm" svg:y2="4.981cm">
          <text:p/>
        </draw:line>
        <draw:line draw:style-name="gr5" draw:text-style-name="P3" draw:layer="layout" svg:x1="13.497cm" svg:y1="4.981cm" svg:x2="13.497cm" svg:y2="6.304cm">
          <text:p/>
        </draw:line>
        <draw:line draw:style-name="gr5" draw:text-style-name="P3" draw:layer="layout" svg:x1="13.273cm" svg:y1="6.35cm" svg:x2="13.715cm" svg:y2="6.35cm">
          <text:p/>
        </draw:line>
        <draw:line draw:style-name="gr5" draw:text-style-name="P3" draw:layer="layout" svg:x1="13.273cm" svg:y1="4.981cm" svg:x2="13.715cm" svg:y2="4.981cm">
          <text:p/>
        </draw:line>
        <draw:line draw:style-name="gr6" draw:text-style-name="P3" draw:layer="layout" svg:x1="10.629cm" svg:y1="7.097cm" svg:x2="13.497cm" svg:y2="7.097cm">
          <text:p/>
        </draw:line>
        <draw:line draw:style-name="gr5" draw:text-style-name="P3" draw:layer="layout" svg:x1="13.497cm" svg:y1="7.112cm" svg:x2="13.497cm" svg:y2="9.085cm">
          <text:p/>
        </draw:line>
        <draw:line draw:style-name="gr5" draw:text-style-name="P3" draw:layer="layout" svg:x1="13.275cm" svg:y1="9.144cm" svg:x2="13.717cm" svg:y2="9.144cm">
          <text:p/>
        </draw:line>
        <draw:line draw:style-name="gr5" draw:text-style-name="P3" draw:layer="layout" svg:x1="13.275cm" svg:y1="7.112cm" svg:x2="13.717cm" svg:y2="7.112cm">
          <text:p/>
        </draw:line>
        <draw:line draw:style-name="gr6" draw:text-style-name="P3" draw:layer="layout" svg:x1="10.629cm" svg:y1="9.085cm" svg:x2="13.497cm" svg:y2="9.085cm">
          <text:p/>
        </draw:line>
        <draw:custom-shape draw:style-name="gr38" draw:text-style-name="P18" draw:layer="layout" svg:width="3.164cm" svg:height="0.852cm" svg:x="11.071cm" svg:y="8.423cm">
          <text:list text:style-name="L1">
            <text:list-header>
              <text:p text:style-name="P1"><text:span text:style-name="T3">termin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8" draw:layer="layout" svg:width="3.794cm" svg:height="0.852cm" svg:x="6.881cm" svg:y="4.981cm">
          <text:list text:style-name="L1">
            <text:list-header>
              <text:p text:style-name="P1"><text:span text:style-name="T1">M2 <text:s/>prio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8" draw:layer="layout" svg:width="3.739cm" svg:height="0.852cm" svg:x="11.071cm" svg:y="4.32cm">
          <text:list text:style-name="L1">
            <text:list-header>
              <text:p text:style-name="P1"><text:span text:style-name="T1">Spawn (M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8" draw:layer="layout" svg:width="3.875cm" svg:height="0.852cm" svg:x="10.989cm" svg:y="6.514cm">
          <text:list text:style-name="L1">
            <text:list-header>
              <text:p text:style-name="P1"><text:span text:style-name="T1">Spawn <text:s/>(M2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7.105cm" svg:y1="8.89cm" svg:x2="10.629cm" svg:y2="8.89cm">
          <text:p/>
        </draw:line>
        <draw:custom-shape draw:style-name="gr2" draw:text-style-name="P19" draw:layer="layout" svg:width="2.63cm" svg:height="1.873cm" svg:x="9.465cm" svg:y="1.524cm">
          <text:list text:style-name="L1">
            <text:list-header>
              <text:p text:style-name="P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2.63cm" svg:height="1.873cm" svg:x="12.513cm" svg:y="1.516cm">
          <text:list text:style-name="L1">
            <text:list-header>
              <text:p text:style-name="P1"><text:span text:style-name="T15">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7.105cm" svg:y1="5.643cm" svg:x2="10.629cm" svg:y2="5.643cm">
          <text:p/>
        </draw:line>
        <draw:custom-shape draw:style-name="gr39" draw:text-style-name="P18" draw:layer="layout" svg:width="3.794cm" svg:height="0.852cm" svg:x="6.881cm" svg:y="7.112cm">
          <text:list text:style-name="L1">
            <text:list-header>
              <text:p text:style-name="P1"><text:span text:style-name="T1">M4 <text:s/>prio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7.105cm" svg:y1="7.62cm" svg:x2="10.629cm" svg:y2="7.62cm">
          <text:p/>
        </draw:line>
        <draw:custom-shape draw:style-name="gr2" draw:text-style-name="P19" draw:layer="layout" svg:width="5.259cm" svg:height="1.873cm" svg:x="0.575cm" svg:y="1.429cm">
          <text:list text:style-name="L1">
            <text:list-header>
              <text:p text:style-name="P1"><text:span text:style-name="T15">Thread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layer="layout" svg:width="10.602cm" svg:height="10.205cm" svg:x="16.764cm" svg:y="9.652cm">
          <draw:text-box>
            <text:p>Note: </text:p>
            <text:list text:style-name="L5">
              <text:list-item>
                <text:p>M = “Message”</text:p>
              </text:list-item>
              <text:list-item>
                <text:p>W = “Worker Thread”</text:p>
              </text:list-item>
              <text:list-item>
                <text:p>A = “App-Main Thread”</text:p>
              </text:list-item>
              <text:list-item>
                <text:p>B = “per NPC Thread”</text:p>
              </text:list-item>
              <text:list-item>
                <text:p>Prio2 (“immediate”) &gt; Prio1 (“std”)</text:p>
              </text:list-item>
              <text:list-item>
                <text:p>Immediate from A clear Q</text:p>
              </text:list-item>
              <text:list-item>
                <text:p>B has priority-Q</text:p>
              </text:list-item>
              <text:list-item>
                <text:p>B controls max 1 W</text:p>
              </text:list-item>
              <text:list-item>
                <text:p>M1, M2, M4 from LSS</text:p>
              </text:list-item>
              <text:list-item>
                <text:p>M5 from Story-Tracker or Player</text:p>
              </text:list-item>
              <text:list-item>
                <text:p>M3 from W</text:p>
              </text:list-item>
              <text:list-item>
                <text:p>LSS &amp; ST in same thread</text:p>
              </text:list-item>
              <text:list-item>
                <text:p>Prio 2 M are executed in thread B</text:p>
              </text:list-item>
            </text:list>
          </draw:text-box>
        </draw:frame>
        <draw:line draw:style-name="gr6" draw:text-style-name="P3" draw:layer="layout" svg:x1="13.497cm" svg:y1="6.304cm" svg:x2="10.629cm" svg:y2="6.35cm">
          <text:p/>
        </draw:line>
        <draw:custom-shape draw:style-name="gr43" draw:text-style-name="P18" draw:layer="layout" svg:width="7.41cm" svg:height="0.852cm" svg:x="10.624cm" svg:y="5.644cm">
          <text:list text:style-name="L1">
            <text:list-header>
              <text:p text:style-name="P1"><text:span text:style-name="T1">M3 prio2 (W end notificatio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1">
        <office:forms form:automatic-focus="false" form:apply-design-mode="false"/>
        <draw:custom-shape draw:style-name="gr23" draw:text-style-name="P20" xml:id="id13" draw:id="id13" draw:layer="layout" svg:width="4.064cm" svg:height="1.778cm" svg:x="5.842cm" svg:y="0.762cm">
          <text:p text:style-name="P11"><text:span text:style-name="T16">B wake up on</text:span></text:p>
          <text:p text:style-name="P11"><text:span text:style-name="T16">arrival of 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21" xml:id="id9" draw:id="id9" draw:layer="layout" svg:width="2.794cm" svg:height="2.794cm" svg:x="6.096cm" svg:y="3.81cm">
          <text:p text:style-name="P11"><text:span text:style-name="T17">Prio 2</text:span></text:p>
          <text:p text:style-name="P11"><text:span text:style-name="T17">@Q-h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2" xml:id="id15" draw:id="id15" draw:layer="layout" svg:width="2.794cm" svg:height="2.794cm" svg:x="21.342cm" svg:y="7.366cm">
          <text:p text:style-name="P11"><text:span text:style-name="T18">W</text:span></text:p>
          <text:p text:style-name="P11"><text:span text:style-name="T18">runnin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3" draw:layer="layout" draw:line-skew="-2.668cm" svg:x1="8.89cm" svg:y1="5.207cm" svg:x2="19.685cm" svg:y2="4.572cm" draw:start-shape="id9" draw:start-glue-point="7" draw:end-shape="id10" draw:end-glue-point="4" svg:d="m8890 5207h2032v-1136h8763v501" svg:viewBox="0 0 10796 1137">
          <text:p text:style-name="P11"><text:span text:style-name="T19">yes</text:span></text:p>
        </draw:connector>
        <draw:custom-shape draw:style-name="gr23" draw:text-style-name="P20" xml:id="id11" draw:id="id11" draw:layer="layout" svg:width="2.794cm" svg:height="2.794cm" svg:x="0.889cm" svg:y="6.858cm">
          <text:p text:style-name="P11"><text:span text:style-name="T16">W</text:span></text:p>
          <text:p text:style-name="P11"><text:span text:style-name="T16">runnin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1" draw:layer="layout" svg:x1="6.096cm" svg:y1="5.207cm" svg:x2="2.286cm" svg:y2="6.858cm" draw:start-shape="id9" draw:start-glue-point="5" draw:end-shape="id11" draw:end-glue-point="4" svg:d="m6096 5207h-3810v1651" svg:viewBox="0 0 3811 1652">
          <text:p text:style-name="P11">no</text:p>
        </draw:connector>
        <draw:connector draw:style-name="gr24" draw:text-style-name="P11" draw:layer="layout" svg:x1="2.286cm" svg:y1="9.652cm" svg:x2="13.462cm" svg:y2="18.923cm" draw:start-shape="id11" draw:start-glue-point="6" draw:end-shape="id12" draw:end-glue-point="5" svg:d="m2286 9652v9271h11176" svg:viewBox="0 0 11177 9272">
          <text:p text:style-name="P11"/>
        </draw:connector>
        <draw:connector draw:style-name="gr44" draw:text-style-name="P11" draw:layer="layout" svg:x1="7.46cm" svg:y1="2.54cm" svg:x2="7.493cm" svg:y2="3.81cm" draw:start-shape="id13" draw:start-glue-point="7" draw:end-shape="id9" draw:end-glue-point="4" svg:d="m7460 2540v636h33v634" svg:viewBox="0 0 34 1271">
          <text:p/>
        </draw:connector>
        <draw:connector draw:style-name="gr24" draw:text-style-name="P11" draw:layer="layout" svg:x1="3.683cm" svg:y1="8.255cm" svg:x2="7.366cm" svg:y2="13.589cm" draw:start-shape="id11" draw:start-glue-point="7" draw:end-shape="id14" draw:end-glue-point="5" svg:d="m3683 8255h1842v5334h1841" svg:viewBox="0 0 3684 5335">
          <text:p text:style-name="P11">no</text:p>
        </draw:connector>
        <draw:custom-shape draw:style-name="gr23" draw:text-style-name="P11" xml:id="id16" draw:id="id16" draw:layer="layout" svg:width="3.048cm" svg:height="1.778cm" svg:x="18.675cm" svg:y="10.922cm">
          <text:p text:style-name="P11">term. 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7" draw:id="id17" draw:layer="layout" svg:width="3.048cm" svg:height="1.778cm" svg:x="18.675cm" svg:y="13.716cm">
          <text:p text:style-name="P11">clear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8" draw:id="id18" draw:layer="layout" svg:width="3.048cm" svg:height="1.778cm" svg:x="18.675cm" svg:y="16.256cm">
          <text:p text:style-name="P11">Exec 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11" draw:layer="layout" svg:x1="21.342cm" svg:y1="8.763cm" svg:x2="20.199cm" svg:y2="10.922cm" draw:start-shape="id15" draw:start-glue-point="5" draw:end-shape="id16" draw:end-glue-point="4" svg:d="m21342 8763h-1143v2159" svg:viewBox="0 0 1144 2160">
          <text:p text:style-name="P11">yes</text:p>
        </draw:connector>
        <draw:connector draw:style-name="gr44" draw:text-style-name="P11" draw:layer="layout" svg:x1="20.199cm" svg:y1="12.7cm" svg:x2="20.199cm" svg:y2="13.716cm" draw:start-shape="id16" draw:start-glue-point="6" draw:end-shape="id17" draw:end-glue-point="4" svg:d="m20199 12700v1016" svg:viewBox="0 0 1 1017">
          <text:p/>
        </draw:connector>
        <draw:connector draw:style-name="gr44" draw:text-style-name="P11" draw:layer="layout" svg:x1="20.199cm" svg:y1="15.494cm" svg:x2="20.199cm" svg:y2="16.256cm" draw:start-shape="id17" draw:start-glue-point="6" draw:end-shape="id18" draw:end-glue-point="4" svg:d="m20199 15494v762" svg:viewBox="0 0 1 763">
          <text:p/>
        </draw:connector>
        <draw:connector draw:style-name="gr44" draw:text-style-name="P11" draw:layer="layout" svg:x1="20.199cm" svg:y1="18.034cm" svg:x2="16.51cm" svg:y2="18.923cm" draw:start-shape="id18" draw:start-glue-point="6" draw:end-shape="id12" draw:end-glue-point="7" svg:d="m20199 18034v889h-3689" svg:viewBox="0 0 3690 890">
          <text:p/>
        </draw:connector>
        <draw:connector draw:style-name="gr24" draw:text-style-name="P11" draw:layer="layout" svg:x1="24.136cm" svg:y1="8.763cm" svg:x2="21.723cm" svg:y2="14.605cm" draw:start-shape="id15" draw:start-glue-point="7" draw:end-shape="id17" draw:end-glue-point="7" svg:d="m24136 8763h502v5842h-2915" svg:viewBox="0 0 2916 5843">
          <text:p text:style-name="P11">no</text:p>
        </draw:connector>
        <draw:custom-shape draw:style-name="gr23" draw:text-style-name="P21" xml:id="id10" draw:id="id10" draw:layer="layout" svg:width="2.794cm" svg:height="2.794cm" svg:x="18.288cm" svg:y="4.572cm">
          <text:p text:style-name="P11"><text:span text:style-name="T17">M from</text:span></text:p>
          <text:p text:style-name="P11"><text:span text:style-name="T17">W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4" draw:layer="layout" svg:x1="18.288cm" svg:y1="5.969cm" svg:x2="12.192cm" svg:y2="7.366cm" draw:start-shape="id10" draw:start-glue-point="5" draw:end-shape="id19" draw:end-glue-point="0" svg:d="m18288 5969h-6096v1397" svg:viewBox="0 0 6097 1398">
          <text:p text:style-name="P11"><text:span text:style-name="T20">yes</text:span></text:p>
        </draw:connector>
        <draw:connector draw:style-name="gr24" draw:text-style-name="P11" draw:layer="layout" svg:x1="21.082cm" svg:y1="5.969cm" svg:x2="22.739cm" svg:y2="7.366cm" draw:start-shape="id10" draw:start-glue-point="7" draw:end-shape="id15" draw:end-glue-point="4" svg:d="m21082 5969h1657v1397" svg:viewBox="0 0 1658 1398">
          <text:p text:style-name="P11">no</text:p>
        </draw:connector>
        <draw:custom-shape draw:style-name="gr23" draw:text-style-name="P11" xml:id="id19" draw:id="id19" draw:layer="layout" svg:width="3.048cm" svg:height="1.778cm" svg:x="10.668cm" svg:y="7.366cm">
          <text:p text:style-name="P11">Pop from 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12" draw:id="id12" draw:layer="layout" svg:width="3.048cm" svg:height="1.778cm" svg:x="13.462cm" svg:y="18.034cm">
          <text:p text:style-name="P11">B slee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" draw:text-style-name="P11" draw:layer="layout" svg:x1="12.192cm" svg:y1="9.144cm" svg:x2="12.319cm" svg:y2="9.906cm" draw:start-shape="id19" draw:start-glue-point="6" draw:end-shape="id20" draw:end-glue-point="4" svg:d="m12192 9144v382h127v380" svg:viewBox="0 0 128 763">
          <text:p/>
        </draw:connector>
        <draw:connector draw:style-name="gr24" draw:text-style-name="P11" draw:layer="layout" svg:x1="13.716cm" svg:y1="11.303cm" svg:x2="14.986cm" svg:y2="18.034cm" draw:start-shape="id20" draw:start-glue-point="7" draw:end-shape="id12" svg:d="m13716 11303h1270v6731" svg:viewBox="0 0 1271 6732">
          <text:p text:style-name="P11">no</text:p>
        </draw:connector>
        <draw:custom-shape draw:style-name="gr23" draw:text-style-name="P21" xml:id="id20" draw:id="id20" draw:layer="layout" svg:width="2.794cm" svg:height="2.794cm" svg:x="10.922cm" svg:y="9.906cm">
          <text:p text:style-name="P11"><text:span text:style-name="T17">Any M</text:span></text:p>
          <text:p text:style-name="P11"><text:span text:style-name="T17">In Q</text:span></text:p>
          <text:p text:style-name="P11"><text:span text:style-name="T1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xml:id="id14" draw:id="id14" draw:layer="layout" svg:width="3.048cm" svg:height="1.778cm" svg:x="7.366cm" svg:y="12.7cm">
          <text:p text:style-name="P11">spawn 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1" draw:id="id21" draw:layer="layout" svg:width="3.048cm" svg:height="1.778cm" svg:x="7.366cm" svg:y="15.494cm">
          <text:p text:style-name="P11">Pop from Q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" draw:text-style-name="P11" draw:layer="layout" svg:x1="8.89cm" svg:y1="14.478cm" svg:x2="8.89cm" svg:y2="15.494cm" draw:start-shape="id14" draw:start-glue-point="6" draw:end-shape="id21" draw:end-glue-point="4" svg:d="m8890 14478v1016" svg:viewBox="0 0 1 1017">
          <text:p/>
        </draw:connector>
        <draw:connector draw:style-name="gr44" draw:text-style-name="P11" draw:layer="layout" svg:x1="8.89cm" svg:y1="17.272cm" svg:x2="13.462cm" svg:y2="18.923cm" draw:start-shape="id21" draw:start-glue-point="6" draw:end-shape="id12" draw:end-glue-point="5" svg:d="m8890 17272v1651h4572" svg:viewBox="0 0 4573 1652">
          <text:p/>
        </draw:connector>
        <draw:connector draw:style-name="gr24" draw:text-style-name="P11" draw:layer="layout" svg:x1="10.922cm" svg:y1="11.303cm" svg:x2="8.89cm" svg:y2="12.7cm" draw:start-shape="id20" draw:start-glue-point="5" draw:end-shape="id14" draw:end-glue-point="4" svg:d="m10922 11303h-2032v1397" svg:viewBox="0 0 2033 1398">
          <text:p text:style-name="P11">yes</text:p>
        </draw:connector>
        <draw:frame draw:style-name="gr26" draw:layer="layout" svg:width="1.48cm" svg:height="0.962cm" svg:x="1.016cm" svg:y="12.954cm">
          <draw:text-box>
            <text:p>yes</text:p>
          </draw:text-box>
        </draw:frame>
        <presentation:notes draw:style-name="dp2">
          <draw:page-thumbnail draw:style-name="gr2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</text:p>
          </draw:text-box>
        </draw:frame>
        <draw:frame draw:style-name="gr45" draw:text-style-name="P25" draw:layer="layout" svg:width="21.803cm" svg:height="3.083cm" svg:x="3.302cm" svg:y="6.604cm">
          <draw:text-box>
            <text:list text:style-name="L6">
              <text:list-item>
                <text:p><text:span text:style-name="T21">End-able (from within and from outside) Worker Thread</text:span></text:p>
              </text:list-item>
              <text:list-item>
                <text:p><text:span text:style-name="T21">Wake up on arrival of M</text:span></text:p>
              </text:list-item>
              <text:list-item>
                <text:p><text:span text:style-name="T21">Agents?!</text:span></text:p>
              </text:list-item>
            </text:list>
          </draw:text-box>
        </draw:frame>
        <presentation:notes draw:style-name="dp2">
          <draw:page-thumbnail draw:style-name="gr2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</meta:initial-creator>
    <meta:creation-date>2013-12-07T18:13:28.159437838</meta:creation-date>
    <dc:date>2014-01-12T17:24:34.497289296</dc:date>
    <dc:creator>rob </dc:creator>
    <meta:editing-duration>PT4H32S</meta:editing-duration>
    <meta:editing-cycles>117</meta:editing-cycles>
    <meta:generator>LibreOffice/4.1.3.2$Linux_X86_64 LibreOffice_project/410$Build-2</meta:generator>
    <meta:document-statistic meta:object-count="175"/>
  </office:meta>
</office:document-meta>
</file>